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left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cm"/>
    </style:style>
    <style:style style:name="gr5" style:family="graphic" style:parent-style-name="standard">
      <style:graphic-properties draw:marker-end="Arrow" draw:marker-end-width="0.3cm" draw:textarea-horizontal-align="left" draw:textarea-vertical-align="top" fo:padding-bottom="0.381cm" fo:padding-left="0.102cm" fo:padding-right="0.457cm"/>
    </style:style>
    <style:style style:name="gr6" style:family="graphic" style:parent-style-name="standard">
      <style:graphic-properties draw:fill="none" draw:textarea-horizontal-align="left" draw:textarea-vertical-align="top"/>
    </style:style>
    <style:style style:name="gr7" style:family="graphic" style:parent-style-name="standard">
      <style:graphic-properties draw:stroke="none" svg:stroke-color="#000000" draw:fill="none" draw:fill-color="#ffffff" fo:min-height="0.66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id="id6" draw:layer="layout" svg:x1="11.31cm" svg:y1="7.6cm" svg:x2="11.31cm" svg:y2="5.88cm">
          <text:p/>
        </draw:line>
        <draw:line draw:style-name="gr1" draw:text-style-name="P1" draw:id="id5" draw:layer="layout" svg:x1="11.71cm" svg:y1="7.6cm" svg:x2="11.71cm" svg:y2="5.88cm">
          <text:p/>
        </draw:line>
        <draw:line draw:style-name="gr1" draw:text-style-name="P1" draw:id="id7" draw:layer="layout" svg:x1="10.91cm" svg:y1="7.6cm" svg:x2="10.91cm" svg:y2="5.88cm">
          <text:p/>
        </draw:line>
        <draw:custom-shape draw:style-name="gr2" draw:text-style-name="P1" draw:layer="layout" svg:width="3.63cm" svg:height="1.32cm" svg:x="5.95cm" svg:y="4.96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63cm" svg:height="1.32cm" svg:x="5.95cm" svg:y="10.57cm">
          <text:p text:style-name="P1">Inst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4.52cm" svg:height="10.89cm" svg:x="4.3cm" svg:y="3.64cm">
          <text:p text:style-name="P1">Desig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id="id1" draw:layer="layout" svg:x1="6.61cm" svg:y1="7.6cm" svg:x2="6.61cm" svg:y2="6.28cm">
          <text:p/>
        </draw:line>
        <draw:line draw:style-name="gr1" draw:text-style-name="P1" draw:id="id8" draw:layer="layout" svg:x1="7.285cm" svg:y1="9.25cm" svg:x2="7.285cm" svg:y2="10.57cm">
          <text:p/>
        </draw:line>
        <draw:frame draw:style-name="gr4" draw:text-style-name="P2" draw:layer="layout" svg:width="0.735cm" svg:height="0.725cm" draw:transform="rotate (1.5707963267946) translate (5.885cm 7.015cm)">
          <draw:text-box>
            <text:p><text:span text:style-name="T1">a</text:span></text:p>
          </draw:text-box>
        </draw:frame>
        <draw:frame draw:style-name="gr4" draw:text-style-name="P2" draw:layer="layout" svg:width="0.739cm" svg:height="0.725cm" draw:transform="rotate (1.5707963267946) translate (6.54cm 10.57cm)">
          <draw:text-box>
            <text:p><text:span text:style-name="T1">b</text:span></text:p>
          </draw:text-box>
        </draw:frame>
        <draw:line draw:style-name="gr5" draw:text-style-name="P4" draw:layer="layout" svg:x1="1.66cm" svg:y1="8.92cm" svg:x2="4.3cm" svg:y2="8.92cm">
          <text:p text:style-name="P3"><text:span text:style-name="T2">Net1[1]</text:span></text:p>
        </draw:line>
        <draw:rect draw:style-name="gr6" draw:text-style-name="P6" draw:layer="layout" svg:width="12.21cm" svg:height="12.87cm" svg:x="19.18cm" svg:y="1.66cm">
          <text:p text:style-name="P5"><text:span text:style-name="T2">Resulting Netlist</text:span></text:p>
          <text:p text:style-name="P5"><text:span text:style-name="T2">--------------------------------------------------</text:span></text:p>
          <text:p text:style-name="P5"><text:span text:style-name="T2">!PADS-POWERPCB-V9.0-MILS! NETLIST FILE FROM PADS LOGIC V9.3</text:span></text:p>
          <text:p text:style-name="P5"><text:span text:style-name="T2">*PART*</text:span></text:p>
          <text:p text:style-name="P5"><text:span text:style-name="T2"><text:s text:c="2"/></text:span><text:span text:style-name="T2">A1 DEVICE1@package1</text:span></text:p>
          <text:p text:style-name="P5"><text:span text:style-name="T2"><text:s text:c="2"/></text:span><text:span text:style-name="T2">B1 DEVICE2@package2</text:span><text:span text:style-name="T2"><text:tab/></text:span></text:p>
          <text:p text:style-name="P5"><text:span text:style-name="T2"><text:s text:c="2"/></text:span><text:span text:style-name="T2">C1 DEVICE3@package3</text:span></text:p>
          <text:p text:style-name="P5"><text:span text:style-name="T2"><text:s text:c="2"/></text:span><text:span text:style-name="T2">C2 DEVICE3@package3</text:span></text:p>
          <text:p text:style-name="P5"><text:span text:style-name="T2">*CONNECTION</text:span></text:p>
          <text:p text:style-name="P5"><text:span text:style-name="T2">*SIGNAL* NET2</text:span></text:p>
          <text:p text:style-name="P5"><text:span text:style-name="T2"><text:s text:c="2"/></text:span><text:span text:style-name="T2">A1.2 <text:s/>C1.8</text:span></text:p>
          <text:p text:style-name="P5"><text:span text:style-name="T2"><text:s text:c="2"/></text:span><text:span text:style-name="T2">C1.8 <text:s/>C1.9</text:span></text:p>
          <text:p text:style-name="P5"><text:span text:style-name="T2"><text:s text:c="2"/></text:span><text:span text:style-name="T2">C1.9 <text:s/>C1.10</text:span></text:p>
          <text:p text:style-name="P5"><text:span text:style-name="T2">*SIGNAL* NET1[3]</text:span></text:p>
          <text:p text:style-name="P5"><text:span text:style-name="T2"><text:s text:c="2"/></text:span><text:span text:style-name="T2">A1.1 <text:s/>B1.2</text:span></text:p>
          <text:p text:style-name="P5"><text:span text:style-name="T2"><text:s text:c="2"/></text:span><text:span text:style-name="T2">B1.2 <text:s/>C2.8</text:span></text:p>
          <text:p text:style-name="P5"><text:span text:style-name="T2">*SIGNAL* NET1[2]</text:span></text:p>
          <text:p text:style-name="P5"><text:span text:style-name="T2"><text:s text:c="2"/></text:span><text:span text:style-name="T2">B1.1 <text:s/>C2.9</text:span></text:p>
          <text:p text:style-name="P5"><text:span text:style-name="T2">*SIGNAL* NET1[1]</text:span></text:p>
          <text:p text:style-name="P5"><text:span text:style-name="T2"><text:s text:c="2"/></text:span><text:span text:style-name="T2">B1.3 <text:s/>C2.10</text:span></text:p>
          <text:p text:style-name="P5"><text:span text:style-name="T2"/></text:p>
          <text:p text:style-name="P5"><text:span text:style-name="T2">*END*</text:span></text:p>
        </draw:rect>
        <draw:rect draw:style-name="gr6" draw:text-style-name="P6" draw:layer="layout" svg:width="29.7cm" svg:height="5.28cm" svg:x="1.66cm" svg:y="14.86cm">
          <text:p text:style-name="P5"><text:span text:style-name="T2">Reference Designations</text:span><text:span text:style-name="T2"><text:tab/></text:span><text:span text:style-name="T2"><text:tab/></text:span><text:span text:style-name="T2">Package Assignments</text:span><text:span text:style-name="T2"><text:tab/></text:span><text:span text:style-name="T2"><text:tab/></text:span><text:span text:style-name="T2">Pin Mappings</text:span><text:span text:style-name="T2"><text:tab/></text:span><text:span text:style-name="T2"><text:tab/></text:span><text:span text:style-name="T2">Device References</text:span></text:p>
          <text:p text:style-name="P5"><text:span text:style-name="T2">Inst1 <text:s text:c="6"/>A1</text:span><text:span text:style-name="T2"><text:tab/></text:span><text:span text:style-name="T2"><text:tab/></text:span><text:span text:style-name="T2"><text:tab/></text:span><text:span text:style-name="T2">Inst1</text:span><text:span text:style-name="T2"><text:tab/></text:span><text:span text:style-name="T2"> package1</text:span><text:span text:style-name="T2"><text:tab/></text:span><text:span text:style-name="T2"><text:tab/></text:span><text:span text:style-name="T2">Inst1.a</text:span><text:span text:style-name="T2"><text:tab/></text:span><text:span text:style-name="T2"><text:tab/></text:span><text:span text:style-name="T2">1</text:span><text:span text:style-name="T2"><text:tab/></text:span><text:span text:style-name="T2">Inst1</text:span><text:span text:style-name="T2"><text:tab/></text:span><text:span text:style-name="T2"> Device1</text:span></text:p>
          <text:p text:style-name="P5"><text:span text:style-name="T2">Inst2 <text:s text:c="6"/>B1</text:span><text:span text:style-name="T2"><text:tab/></text:span><text:span text:style-name="T2"><text:tab/></text:span><text:span text:style-name="T2"><text:tab/></text:span><text:span text:style-name="T2">Inst2</text:span><text:span text:style-name="T2"><text:tab/></text:span><text:span text:style-name="T2"> package2</text:span><text:span text:style-name="T2"><text:tab/></text:span><text:span text:style-name="T2"><text:tab/></text:span><text:span text:style-name="T2">Inst2.b</text:span><text:span text:style-name="T2"><text:tab/></text:span><text:span text:style-name="T2"><text:tab/></text:span><text:span text:style-name="T2">2</text:span><text:span text:style-name="T2"><text:tab/></text:span><text:span text:style-name="T2">Inst2</text:span><text:span text:style-name="T2"><text:tab/></text:span><text:span text:style-name="T2"> Device2</text:span></text:p>
          <text:p text:style-name="P5"><text:span text:style-name="T2">Inst3(1) <text:s/>C1</text:span><text:span text:style-name="T2"><text:tab/></text:span><text:span text:style-name="T2"><text:tab/></text:span><text:span text:style-name="T2"><text:tab/></text:span><text:span text:style-name="T2">Inst3(1)</text:span><text:span text:style-name="T2"><text:tab/></text:span><text:span text:style-name="T2"> package3</text:span><text:span text:style-name="T2"><text:tab/></text:span><text:span text:style-name="T2"><text:tab/></text:span><text:span text:style-name="T2">Inst3(1).c[1]</text:span><text:span text:style-name="T2"><text:tab/></text:span><text:span text:style-name="T2">8</text:span><text:span text:style-name="T2"><text:tab/></text:span><text:span text:style-name="T2">Inst3(1)</text:span><text:span text:style-name="T2"><text:tab/></text:span><text:span text:style-name="T2"> Device3</text:span></text:p>
          <text:p text:style-name="P5"><text:span text:style-name="T2">Inst3(2)</text:span><text:span text:style-name="T2"><text:tab/></text:span><text:span text:style-name="T2"> C2</text:span><text:span text:style-name="T2"><text:tab/></text:span><text:span text:style-name="T2"><text:tab/></text:span><text:span text:style-name="T2"><text:tab/></text:span><text:span text:style-name="T2">Inst3(2)</text:span><text:span text:style-name="T2"><text:tab/></text:span><text:span text:style-name="T2"> package3</text:span><text:span text:style-name="T2"><text:tab/></text:span><text:span text:style-name="T2"><text:tab/></text:span><text:span text:style-name="T2">Inst3(1).c[2]</text:span><text:span text:style-name="T2"><text:tab/></text:span><text:span text:style-name="T2">9</text:span><text:span text:style-name="T2"><text:tab/></text:span><text:span text:style-name="T2">Inst3(2)</text:span><text:span text:style-name="T2"><text:tab/></text:span><text:span text:style-name="T2"> Device3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1).c[3] </text:span><text:span text:style-name="T2"><text:tab/></text:span><text:span text:style-name="T2">10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1] </text:span><text:span text:style-name="T2"><text:tab/></text:span><text:span text:style-name="T2">8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2]</text:span><text:span text:style-name="T2"><text:tab/></text:span><text:span text:style-name="T2">9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3(2).c[3]</text:span><text:span text:style-name="T2"><text:tab/></text:span><text:span text:style-name="T2">10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1.d</text:span><text:span text:style-name="T2"><text:tab/></text:span><text:span text:style-name="T2"><text:tab/></text:span><text:span text:style-name="T2">2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2.e[1]</text:span><text:span text:style-name="T2"><text:tab/></text:span><text:span text:style-name="T2">1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st2.e[2]</text:span><text:span text:style-name="T2"><text:tab/></text:span><text:span text:style-name="T2">3</text:span></text:p>
        </draw:rect>
        <draw:frame draw:style-name="gr7" draw:layer="layout" svg:width="10.89cm" svg:height="0.962cm" svg:x="1.33cm" svg:y="1.33cm">
          <draw:text-box>
            <text:p>NetListGenerator Test Case 02</text:p>
          </draw:text-box>
        </draw:frame>
        <draw:custom-shape draw:style-name="gr2" draw:text-style-name="P1" draw:layer="layout" svg:width="3.63cm" svg:height="1.32cm" svg:x="9.91cm" svg:y="4.63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83cm" svg:height="1.32cm" svg:x="10.04cm" svg:y="4.79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03cm" svg:height="1.32cm" svg:x="10.17cm" svg:y="4.96cm">
          <text:p text:style-name="P1">Inst3[1:2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id="id9" draw:layer="layout" svg:x1="13.21cm" svg:y1="7.6cm" svg:x2="13.21cm" svg:y2="6.28cm">
          <text:p/>
        </draw:line>
        <draw:line draw:style-name="gr1" draw:text-style-name="P1" draw:id="id15" draw:layer="layout" svg:x1="13.87cm" svg:y1="7.6cm" svg:x2="13.87cm" svg:y2="6.28cm">
          <text:p/>
        </draw:line>
        <draw:line draw:style-name="gr1" draw:text-style-name="P1" draw:id="id14" draw:layer="layout" svg:x1="13.54cm" svg:y1="7.6cm" svg:x2="13.54cm" svg:y2="6.28cm">
          <text:p/>
        </draw:line>
        <draw:frame draw:style-name="gr4" draw:text-style-name="P2" draw:layer="layout" svg:width="1.539cm" svg:height="0.725cm" draw:transform="rotate (1.5707963267946) translate (9.986cm 7.616cm)">
          <draw:text-box>
            <text:p><text:span text:style-name="T1">c[1:3]</text:span></text:p>
          </draw:text-box>
        </draw:frame>
        <draw:frame draw:style-name="gr4" draw:text-style-name="P2" draw:layer="layout" svg:width="1.539cm" svg:height="0.725cm" draw:transform="rotate (1.5707963267946) translate (12.387cm 7.617cm)">
          <draw:text-box>
            <text:p><text:span text:style-name="T1">c[1:3]</text:span></text:p>
          </draw:text-box>
        </draw:frame>
        <draw:line draw:style-name="gr8" draw:text-style-name="P1" draw:id="id2" draw:layer="layout" svg:x1="6.61cm" svg:y1="8.26cm" svg:x2="7.27cm" svg:y2="8.26cm">
          <text:p/>
        </draw:line>
        <draw:connector draw:style-name="gr8" draw:text-style-name="P1" draw:layer="layout" draw:line-skew="0.65cm" svg:x1="6.61cm" svg:y1="7.6cm" svg:x2="6.61cm" svg:y2="8.26cm" draw:start-shape="id1" draw:start-glue-point="2" draw:end-shape="id2" draw:end-glue-point="3" svg:d="m6610 7600v0 660 0">
          <text:p/>
        </draw:connector>
        <draw:line draw:style-name="gr5" draw:text-style-name="P4" draw:layer="layout" svg:x1="1.66cm" svg:y1="8.59cm" svg:x2="4.3cm" svg:y2="8.59cm">
          <text:p text:style-name="P3"><text:span text:style-name="T2">Net1[2]</text:span></text:p>
        </draw:line>
        <draw:line draw:style-name="gr1" draw:text-style-name="P1" draw:id="id3" draw:layer="layout" svg:x1="7.93cm" svg:y1="7.6cm" svg:x2="7.93cm" svg:y2="6.28cm">
          <text:p/>
        </draw:line>
        <draw:frame draw:style-name="gr4" draw:text-style-name="P2" draw:layer="layout" svg:width="0.739cm" svg:height="0.725cm" draw:transform="rotate (1.5707963267946) translate (7.186cm 7.016cm)">
          <draw:text-box>
            <text:p><text:span text:style-name="T1">d</text:span></text:p>
          </draw:text-box>
        </draw:frame>
        <draw:line draw:style-name="gr8" draw:text-style-name="P1" draw:id="id4" draw:layer="layout" svg:x1="8.26cm" svg:y1="7.93cm" svg:x2="10.24cm" svg:y2="7.93cm">
          <text:p/>
        </draw:line>
        <draw:connector draw:style-name="gr8" draw:text-style-name="P1" draw:layer="layout" draw:line-skew="-0.501cm" svg:x1="7.93cm" svg:y1="7.6cm" svg:x2="8.26cm" svg:y2="7.93cm" draw:start-shape="id3" draw:start-glue-point="2" draw:end-shape="id4" draw:end-glue-point="3" svg:d="m7930 7600v330h330v0">
          <text:p/>
        </draw:connector>
        <draw:connector draw:style-name="gr8" draw:text-style-name="P1" draw:layer="layout" draw:line-skew="0.809cm" svg:x1="10.24cm" svg:y1="7.93cm" svg:x2="11.71cm" svg:y2="7.6cm" draw:start-shape="id4" draw:start-glue-point="1" draw:end-shape="id5" draw:end-glue-point="2" svg:d="m10240 7930h1470v-330 0">
          <text:p/>
        </draw:connector>
        <draw:connector draw:style-name="gr8" draw:text-style-name="P1" draw:layer="layout" draw:line-skew="-0.501cm" svg:x1="7.93cm" svg:y1="7.6cm" svg:x2="8.26cm" svg:y2="7.93cm" draw:start-shape="id3" draw:start-glue-point="2" draw:end-shape="id4" draw:end-glue-point="3" svg:d="m7930 7600v330h330v0">
          <text:p/>
        </draw:connector>
        <draw:connector draw:style-name="gr8" draw:text-style-name="P1" draw:layer="layout" draw:line-skew="-0.501cm" svg:x1="10.24cm" svg:y1="7.93cm" svg:x2="11.31cm" svg:y2="7.6cm" draw:start-shape="id4" draw:start-glue-point="1" draw:end-shape="id6" draw:end-glue-point="2" svg:d="m10240 7930v0h1070v-330">
          <text:p/>
        </draw:connector>
        <draw:connector draw:style-name="gr8" draw:text-style-name="P1" draw:layer="layout" draw:line-skew="-0.501cm" svg:x1="10.24cm" svg:y1="7.93cm" svg:x2="10.91cm" svg:y2="7.6cm" draw:start-shape="id4" draw:start-glue-point="1" draw:end-shape="id7" draw:end-glue-point="2" svg:d="m10240 7930v0h670v-330">
          <text:p/>
        </draw:connector>
        <draw:line draw:style-name="gr1" draw:text-style-name="P1" draw:id="id10" draw:layer="layout" svg:x1="8.59cm" svg:y1="9.25cm" svg:x2="8.59cm" svg:y2="10.57cm">
          <text:p/>
        </draw:line>
        <draw:line draw:style-name="gr1" draw:text-style-name="P1" draw:id="id12" draw:layer="layout" svg:x1="8.92cm" svg:y1="9.25cm" svg:x2="8.92cm" svg:y2="10.57cm">
          <text:p/>
        </draw:line>
        <draw:frame draw:style-name="gr4" draw:text-style-name="P2" draw:layer="layout" svg:width="1.56cm" svg:height="0.725cm" draw:transform="rotate (1.5707963267946) translate (7.741cm 10.771cm)">
          <draw:text-box>
            <text:p><text:span text:style-name="T1">e[1:2]</text:span></text:p>
          </draw:text-box>
        </draw:frame>
        <draw:connector draw:style-name="gr8" draw:text-style-name="P1" draw:layer="layout" draw:line-skew="-0.665cm" svg:x1="7.27cm" svg:y1="8.26cm" svg:x2="7.285cm" svg:y2="9.25cm" draw:start-shape="id2" draw:start-glue-point="1" draw:end-shape="id8" draw:end-glue-point="0" svg:d="m7270 8260v0 990h15">
          <text:p/>
        </draw:connector>
        <draw:connector draw:style-name="gr8" draw:text-style-name="P1" draw:layer="layout" draw:line-skew="3.044cm" svg:x1="7.27cm" svg:y1="8.26cm" svg:x2="13.21cm" svg:y2="7.6cm" draw:start-shape="id2" draw:start-glue-point="1" draw:end-shape="id9" draw:end-glue-point="2" svg:d="m7270 8260h5940v-660 0">
          <text:p/>
        </draw:connector>
        <draw:line draw:style-name="gr8" draw:text-style-name="P1" draw:id="id11" draw:layer="layout" svg:x1="8.92cm" svg:y1="8.59cm" svg:x2="12.88cm" svg:y2="8.59cm">
          <text:p/>
        </draw:line>
        <draw:line draw:style-name="gr8" draw:text-style-name="P1" draw:id="id13" draw:layer="layout" svg:x1="9.25cm" svg:y1="8.92cm" svg:x2="13.21cm" svg:y2="8.92cm">
          <text:p/>
        </draw:line>
        <draw:connector draw:style-name="gr8" draw:text-style-name="P1" draw:layer="layout" draw:line-skew="0.65cm" svg:x1="8.59cm" svg:y1="9.25cm" svg:x2="8.92cm" svg:y2="8.59cm" draw:start-shape="id10" draw:start-glue-point="0" draw:end-shape="id11" draw:end-glue-point="3" svg:d="m8590 9250v0-660h330">
          <text:p/>
        </draw:connector>
        <draw:connector draw:style-name="gr8" draw:text-style-name="P1" draw:layer="layout" draw:line-skew="0.501cm" svg:x1="8.92cm" svg:y1="9.25cm" svg:x2="9.25cm" svg:y2="8.92cm" draw:start-shape="id12" draw:start-glue-point="0" draw:end-shape="id13" draw:end-glue-point="3" svg:d="m8920 9250v-330h330v0">
          <text:p/>
        </draw:connector>
        <draw:connector draw:style-name="gr8" draw:text-style-name="P1" draw:layer="layout" svg:x1="12.88cm" svg:y1="8.59cm" svg:x2="13.54cm" svg:y2="7.6cm" draw:start-shape="id11" draw:start-glue-point="1" draw:end-shape="id14" draw:end-glue-point="2" svg:d="m12880 8590h660v-990">
          <text:p/>
        </draw:connector>
        <draw:connector draw:style-name="gr8" draw:text-style-name="P1" draw:layer="layout" draw:line-skew="0.66cm" svg:x1="13.21cm" svg:y1="8.92cm" svg:x2="13.87cm" svg:y2="7.6cm" draw:start-shape="id13" draw:start-glue-point="1" draw:end-shape="id15" draw:end-glue-point="2" svg:d="m13210 8920v0h660v-1320">
          <text:p/>
        </draw:connector>
        <draw:line draw:style-name="gr5" draw:text-style-name="P4" draw:layer="layout" svg:x1="1.66cm" svg:y1="8.26cm" svg:x2="4.3cm" svg:y2="8.26cm">
          <text:p text:style-name="P3"><text:span text:style-name="T2">Net1[3]</text:span></text:p>
        </draw:line>
        <draw:line draw:style-name="gr5" draw:text-style-name="P4" draw:layer="layout" svg:x1="1.66cm" svg:y1="7.93cm" svg:x2="4.3cm" svg:y2="7.93cm">
          <text:p text:style-name="P3"><text:span text:style-name="T2">Net2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Black</meta:initial-creator>
    <meta:creation-date>2012-01-27T10:09:29</meta:creation-date>
    <dc:date>2012-01-27T12:17:46</dc:date>
    <dc:creator>Richard Black</dc:creator>
    <meta:editing-duration>PT00H58M15S</meta:editing-duration>
    <meta:editing-cycles>4</meta:editing-cycles>
    <meta:generator>OpenOffice.org/3.1$Linux OpenOffice.org_project/310m19$Build-9420</meta:generator>
    <meta:printed-by>Richard Black</meta:printed-by>
    <meta:print-date>2012-01-27T12:13:27</meta:print-date>
    <meta:document-statistic meta:object-count="46"/>
  </office:meta>
</office:document-meta>
</file>